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62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32.35mm"/>
    </style:style>
    <style:style style:name="co4" style:family="table-column">
      <style:table-column-properties fo:break-before="auto" style:column-width="16.32mm"/>
    </style:style>
    <style:style style:name="co5" style:family="table-column">
      <style:table-column-properties fo:break-before="auto" style:column-width="36.99mm"/>
    </style:style>
    <style:style style:name="co6" style:family="table-column">
      <style:table-column-properties fo:break-before="auto" style:column-width="72.73mm"/>
    </style:style>
    <style:style style:name="co7" style:family="table-column">
      <style:table-column-properties fo:break-before="auto" style:column-width="6.63mm"/>
    </style:style>
    <style:style style:name="co8" style:family="table-column">
      <style:table-column-properties fo:break-before="auto" style:column-width="9.44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81.46mm"/>
    </style:style>
    <style:style style:name="co11" style:family="table-column">
      <style:table-column-properties fo:break-before="auto" style:column-width="68.6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7mm" fo:break-before="auto" style:use-optimal-row-height="true"/>
    </style:style>
    <style:style style:name="ro3" style:family="table-row">
      <style:table-row-properties style:row-height="9.35mm" fo:break-before="auto" style:use-optimal-row-height="true"/>
    </style:style>
    <style:style style:name="ro4" style:family="table-row">
      <style:table-row-properties style:row-height="14.25mm" fo:break-before="auto" style:use-optimal-row-height="false"/>
    </style:style>
    <style:style style:name="ro5" style:family="table-row">
      <style:table-row-properties style:row-height="9.3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DejaVu Sans Mono" fo:font-size="7pt" style:font-size-asian="7pt" style:font-size-complex="7pt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m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4"/>
        <table:table-column table:style-name="co10" table:default-cell-style-name="ce10"/>
        <table:table-column table:style-name="co11" table:number-columns-repeated="33" table:default-cell-style-name="ce1"/>
        <table:table-column table:style-name="co12" table:number-columns-repeated="21" table:default-cell-style-name="ce1"/>
        <table:table-row table:style-name="ro1">
          <table:table-cell table:style-name="ce3" office:value-type="string" calcext:value-type="string">
            <text:p>ns1:groupId</text:p>
          </table:table-cell>
          <table:table-cell table:style-name="ce3" office:value-type="string" calcext:value-type="string">
            <text:p>ns1:artifactId</text:p>
          </table:table-cell>
          <table:table-cell table:style-name="ce3" office:value-type="string" calcext:value-type="string">
            <text:p>ns1:version</text:p>
          </table:table-cell>
          <table:table-cell table:style-name="ce3" office:value-type="string" calcext:value-type="string">
            <text:p>ns1:classifier</text:p>
          </table:table-cell>
          <table:table-cell table:style-name="ce3"/>
          <table:table-cell table:style-name="ce16" office:value-type="string" calcext:value-type="string">
            <text:p>ns1:systemPath</text:p>
          </table:table-cell>
          <table:table-cell table:number-columns-repeated="2"/>
          <table:table-cell table:style-name="ce13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3"/>
          <table:table-cell table:style-name="ce15"/>
          <table:table-cell table:number-columns-repeated="54"/>
        </table:table-row>
        <table:table-row table:style-name="ro1">
          <table:table-cell table:style-name="ce4" office:value-type="string" calcext:value-type="string">
            <text:p><text:a xlink:href="../../../../../../../../../c:/" xlink:type="simple">c:/</text:a>JavaLibraries/Documentum Foundation Classes for Windows, Version 7.3.0090.0047/</text:p>
          </table:table-cell>
          <table:table-cell table:number-columns-repeated="7"/>
          <table:table-cell table:style-name="ce13"/>
          <table:table-cell table:number-columns-repeated="55"/>
        </table:table-row>
        <table:table-row table:style-name="ro2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13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D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windows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windows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D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windows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windows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D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window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window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1" table:number-rows-repeated="2">
          <table:table-cell table:style-name="ce2" table:number-columns-repeated="3"/>
          <table:table-cell table:number-columns-repeated="5"/>
          <table:table-cell table:style-name="ce13"/>
          <table:table-cell table:number-columns-repeated="55"/>
        </table:table-row>
        <table:table-row table:style-name="ro1">
          <table:table-cell table:style-name="ce5" office:value-type="string" calcext:value-type="string">
            <text:p>/home/klemen/JavaLibraries/Documentum Foundation Classes for Linux, Version 7.3.0090.0047/</text:p>
          </table:table-cell>
          <table:table-cell table:style-name="ce2" table:number-columns-repeated="2"/>
          <table:table-cell table:number-columns-repeated="5"/>
          <table:table-cell table:style-name="ce13"/>
          <table:table-cell table:number-columns-repeated="55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13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D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entos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entos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D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entos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entos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D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ento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ento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>
          <table:table-cell table:style-name="ce2" table:number-columns-repeated="2"/>
          <table:table-cell table:style-name="ce7"/>
          <table:table-cell table:number-columns-repeated="5"/>
          <table:table-cell table:style-name="ce13"/>
          <table:table-cell table:number-columns-repeated="55"/>
        </table:table-row>
        <table:table-row table:style-name="ro1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office:value-type="string" calcext:value-type="string">
            <text:p>c:\JavaLibraries\Documentum Foundation Classes for Linux, Version 7.3.0090.0047\</text:p>
          </table:table-cell>
          <table:table-cell table:style-name="Default" table:number-columns-repeated="9"/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15];[.E16])" office:value-type="string" office:string-value="c:\JavaLibraries\Documentum Foundation Classes for Linux, Version 7.3.0090.0047\dfc.jar" calcext:value-type="string">
            <text:p>c:\JavaLibraries\Documentum Foundation Classes for Linux, Version 7.3.0090.0047\dfc.jar</text:p>
          </table:table-cell>
          <table:table-cell table:number-columns-repeated="2"/>
          <table:table-cell table:style-name="ce13" table:formula="of:=+CONCATENATE(&quot;mvn install:install-file -DgroupId=&quot;;[.A16];&quot; -DartifactId=&quot;;[.B16];&quot; -Dpackaging=jar -Dversion=&quot;;CHAR(34);[.C16];CHAR(34);&quot; -Dfile=&quot;;CHAR(34);[.F16];CHAR(34);&quot; -DgeneratePom=true&quot;; &quot;  -Dclassifier=&quot;;[.D16])" office:value-type="string" office:string-value="mvn install:install-file -DgroupId=com.documentum -DartifactId=Documentum -Dpackaging=jar -Dversion=&quot;7.3.0090.0047&quot; -Dfile=&quot;c:\JavaLibraries\Documentum Foundation Classes for Linux, Version 7.3.0090.0047\dfc.jar&quot; -DgeneratePom=true  -Dclassifier=centos" calcext:value-type="string">
            <text:p>mvn install:install-file -DgroupId=com.documentum -DartifactId=Documentum -Dpackaging=jar -Dversion="7.3.0090.0047" -Dfile="c:\JavaLibraries\Documentum Foundation Classes for Linux, Version 7.3.0090.0047\dfc.jar" -DgeneratePom=true <text:s/>-Dclassifier=centos</text:p>
          </table:table-cell>
          <table:table-cell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c:\JavaLibraries\Documentum Foundation Classes for Linux, Version 7.3.0090.0047\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c:\JavaLibraries\Documentum Foundation Classes for Linux, Version 7.3.0090.0047\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5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15];[.E17])" office:value-type="string" office:string-value="c:\JavaLibraries\Documentum Foundation Classes for Linux, Version 7.3.0090.0047\dms-client-api.jar" calcext:value-type="string">
            <text:p>c:\JavaLibraries\Documentum Foundation Classes for Linux, Version 7.3.0090.0047\dms-client-api.jar</text:p>
          </table:table-cell>
          <table:table-cell table:number-columns-repeated="2"/>
          <table:table-cell table:style-name="ce13" table:formula="of:=+CONCATENATE(&quot;mvn install:install-file -DgroupId=&quot;;[.A17];&quot; -DartifactId=&quot;;[.B17];&quot; -Dpackaging=jar -Dversion=&quot;;CHAR(34);[.C17];CHAR(34);&quot; -Dfile=&quot;;CHAR(34);[.F17];CHAR(34);&quot; -DgeneratePom=true&quot;; &quot;  -Dclassifier=&quot;;[.D17])" office:value-type="string" office:string-value="mvn install:install-file -DgroupId=com.documentum -DartifactId=DocumentumDms-client-api -Dpackaging=jar -Dversion=&quot;7.3.0090.0047&quot; -Dfile=&quot;c:\JavaLibraries\Documentum Foundation Classes for Linux, Version 7.3.0090.0047\dms-client-api.jar&quot; -DgeneratePom=true  -Dclassifier=centos" calcext:value-type="string">
            <text:p>mvn install:install-file -DgroupId=com.documentum -DartifactId=DocumentumDms-client-api -Dpackaging=jar -Dversion="7.3.0090.0047" -Dfile="c:\JavaLibraries\Documentum Foundation Classes for Linux, Version 7.3.0090.0047\dms-client-api.jar" -DgeneratePom=true <text:s/>-Dclassifier=centos</text:p>
          </table:table-cell>
          <table:table-cell table:formula="of:=+CONCATENATE(&quot;mvn deploy:deploy-file -DgroupId=&quot;;[.A17];&quot; -DartifactId=&quot;;[.B17];&quot; -Dpackaging=jar -Dversion=&quot;;CHAR(34);[.C17];CHAR(34);&quot; -Dfile=&quot;;CHAR(34);[.F17];CHAR(34);&quot; -DgeneratePom=true &quot;;IF([.D17]&lt;&gt;&quot;&quot;;CONCATENATE(&quot;-Dclassifier=&quot;;[.D17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c:\JavaLibraries\Documentum Foundation Classes for Linux, Version 7.3.0090.0047\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c:\JavaLibraries\Documentum Foundation Classes for Linux, Version 7.3.0090.0047\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5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15];[.E18])" office:value-type="string" office:string-value="c:\JavaLibraries\Documentum Foundation Classes for Linux, Version 7.3.0090.0047\configservice-api.jar" calcext:value-type="string">
            <text:p>c:\JavaLibraries\Documentum Foundation Classes for Linux, Version 7.3.0090.0047\configservice-api.jar</text:p>
          </table:table-cell>
          <table:table-cell table:number-columns-repeated="2"/>
          <table:table-cell table:style-name="ce13" table:formula="of:=+CONCATENATE(&quot;mvn install:install-file -DgroupId=&quot;;[.A18];&quot; -DartifactId=&quot;;[.B18];&quot; -Dpackaging=jar -Dversion=&quot;;CHAR(34);[.C18];CHAR(34);&quot; -Dfile=&quot;;CHAR(34);[.F18];CHAR(34);&quot; -DgeneratePom=true&quot;; &quot;  -Dclassifier=&quot;;[.D18])" office:value-type="string" office:string-value="mvn install:install-file -DgroupId=com.documentum.services -DartifactId=configservice-api -Dpackaging=jar -Dversion=&quot;7.3.0090.0047&quot; -Dfile=&quot;c:\JavaLibraries\Documentum Foundation Classes for Linux, Version 7.3.0090.0047\configservice-api.jar&quot; -DgeneratePom=true  -Dclassifier=centos" calcext:value-type="string">
            <text:p>mvn install:install-file -DgroupId=com.documentum.services -DartifactId=configservice-api -Dpackaging=jar -Dversion="7.3.0090.0047" -Dfile="c:\JavaLibraries\Documentum Foundation Classes for Linux, Version 7.3.0090.0047\configservice-api.jar" -DgeneratePom=true <text:s/>-Dclassifier=centos</text:p>
          </table:table-cell>
          <table:table-cell table:formula="of:=+CONCATENATE(&quot;mvn deploy:deploy-file -DgroupId=&quot;;[.A18];&quot; -DartifactId=&quot;;[.B18];&quot; -Dpackaging=jar -Dversion=&quot;;CHAR(34);[.C18];CHAR(34);&quot; -Dfile=&quot;;CHAR(34);[.F18];CHAR(34);&quot; -DgeneratePom=true &quot;;IF([.D18]&lt;&gt;&quot;&quot;;CONCATENATE(&quot;-Dclassifier=&quot;;[.D18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c:\JavaLibraries\Documentum Foundation Classes for Linux, Version 7.3.0090.0047\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c:\JavaLibraries\Documentum Foundation Classes for Linux, Version 7.3.0090.0047\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 table:number-rows-repeated="14">
          <table:table-cell table:style-name="Default" table:number-columns-repeated="10"/>
          <table:table-cell table:number-columns-repeated="54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 style:data-style-name="N2" text:time-value="13:03:19.2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ivkovič Klemen</meta:initial-creator>
    <meta:creation-date>2012-08-01T07:26:02</meta:creation-date>
    <dc:date>2020-10-26T13:01:06.570000000</dc:date>
    <meta:generator>LibreOffice/6.2.4.2$Windows_X86_64 LibreOffice_project/2412653d852ce75f65fbfa83fb7e7b669a126d64</meta:generator>
    <meta:editing-duration>P19DT14H35M40S</meta:editing-duration>
    <meta:editing-cycles>41</meta:editing-cycles>
    <meta:document-statistic meta:table-count="3" meta:cell-count="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